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69cm" style:use-optimal-column-width="false"/>
    </style:style>
    <style:style style:name="co2" style:family="table-column">
      <style:table-column-properties style:column-width="2.646cm" style:use-optimal-column-width="false"/>
    </style:style>
    <style:style style:name="co3" style:family="table-column">
      <style:table-column-properties style:column-width="3.923cm" style:use-optimal-column-width="false"/>
    </style:style>
    <style:style style:name="co4" style:family="table-column">
      <style:table-column-properties style:column-width="3.057cm" style:use-optimal-column-width="false"/>
    </style:style>
    <style:style style:name="co5" style:family="table-column">
      <style:table-column-properties style:column-width="1.136cm" style:use-optimal-column-width="false"/>
    </style:style>
    <style:style style:name="co6" style:family="table-column">
      <style:table-column-properties style:column-width="2.216cm" style:use-optimal-column-width="false"/>
    </style:style>
    <style:style style:name="co7" style:family="table-column">
      <style:table-column-properties style:column-width="3.01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61cm" svg:height="0.962cm" svg:x="8.6cm" svg:y="2.1cm">
          <draw:text-box>
            <text:p>Bildung</text:p>
          </draw:text-box>
        </draw:frame>
        <draw:line draw:style-name="gr2" draw:text-style-name="P1" draw:layer="layout" svg:x1="8.4cm" svg:y1="3.7cm" svg:x2="3cm" svg:y2="7.3cm">
          <text:p/>
        </draw:line>
        <draw:line draw:style-name="gr2" draw:text-style-name="P1" draw:layer="layout" svg:x1="10cm" svg:y1="3.7cm" svg:x2="10cm" svg:y2="7.2cm">
          <text:p/>
        </draw:line>
        <draw:line draw:style-name="gr2" draw:text-style-name="P1" draw:layer="layout" svg:x1="11cm" svg:y1="3.7cm" svg:x2="17.4cm" svg:y2="7.3cm">
          <text:p/>
        </draw:line>
        <draw:frame draw:style-name="gr3" draw:layer="layout" svg:width="3.525cm" svg:height="0.962cm" svg:x="1.375cm" svg:y="5.1cm">
          <draw:text-box>
            <text:p>highschool</text:p>
          </draw:text-box>
        </draw:frame>
        <draw:frame draw:style-name="gr3" draw:layer="layout" svg:width="3.389cm" svg:height="0.962cm" svg:x="6.511cm" svg:y="5.4cm">
          <draw:text-box>
            <text:p>universität</text:p>
          </draw:text-box>
        </draw:frame>
        <draw:frame draw:style-name="gr3" draw:layer="layout" svg:width="2.504cm" svg:height="0.962cm" svg:x="15.596cm" svg:y="5.238cm">
          <draw:text-box>
            <text:p>college</text:p>
          </draw:text-box>
        </draw:frame>
        <draw:frame draw:style-name="gr3" draw:layer="layout" svg:width="0.997cm" svg:height="0.962cm" svg:x="9.503cm" svg:y="7.4cm">
          <draw:text-box>
            <text:p>O</text:p>
          </draw:text-box>
        </draw:frame>
        <draw:frame draw:style-name="standard" draw:layer="layout" svg:width="11.094cm" svg:height="3.887cm" svg:x="-2.026cm" svg:y="7.6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Nr.</text:p>
              </table:table-cell>
              <table:table-cell>
                <text:p>Alter</text:p>
              </table:table-cell>
              <table:table-cell>
                <text:p>Einkommen</text:p>
              </table:table-cell>
              <table:table-cell>
                <text:p>Kandida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&gt;= 35</text:p>
              </table:table-cell>
              <table:table-cell>
                <text:p>Hoch</text:p>
              </table:table-cell>
              <table:table-cell>
                <text:p>O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&gt;= 35</text:p>
              </table:table-cell>
              <table:table-cell>
                <text:p>Niedrig</text:p>
              </table:table-cell>
              <table:table-cell>
                <text:p>M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&lt; 35</text:p>
              </table:table-cell>
              <table:table-cell>
                <text:p>Niedrig</text:p>
              </table:table-cell>
              <table:table-cell>
                <text:p>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285cm" svg:height="3.626cm" svg:x="12.128cm" svg:y="7.7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3"/>
            <table:table-column table:style-name="co7"/>
            <table:table-row table:style-name="ro2" table:default-cell-style-name="ce1">
              <table:table-cell>
                <text:p>Nr.</text:p>
              </table:table-cell>
              <table:table-cell>
                <text:p>Alter</text:p>
              </table:table-cell>
              <table:table-cell>
                <text:p>Einkommen</text:p>
              </table:table-cell>
              <table:table-cell>
                <text:p>Kandidat</text:p>
              </table:table-cell>
            </table:table-row>
            <table:table-row table:style-name="ro2" table:default-cell-style-name="ce1">
              <table:table-cell>
                <text:p>3</text:p>
              </table:table-cell>
              <table:table-cell>
                <text:p>&gt;= 35</text:p>
              </table:table-cell>
              <table:table-cell>
                <text:p>Hoch</text:p>
              </table:table-cell>
              <table:table-cell>
                <text:p>M</text:p>
              </table:table-cell>
            </table:table-row>
            <table:table-row table:style-name="ro2" table:default-cell-style-name="ce1">
              <table:table-cell>
                <text:p>6</text:p>
              </table:table-cell>
              <table:table-cell>
                <text:p>&lt; 35</text:p>
              </table:table-cell>
              <table:table-cell>
                <text:p>Hoch</text:p>
              </table:table-cell>
              <table:table-cell>
                <text:p>O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22:59:15</meta:creation-date>
    <dc:date>2012-07-17T23:12:36</dc:date>
    <meta:editing-duration>PT7M36S</meta:editing-duration>
    <meta:editing-cycles>3</meta:editing-cycles>
    <meta:generator>LibreOffice/3.5$Linux_X86_64 LibreOffice_project/350m1$Build-2</meta:generator>
    <meta:document-statistic meta:object-count="10"/>
  </office:meta>
</office:document-meta>
</file>